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ExtBd" svg:font-family="'Futura Std Condensed ExtB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2e04b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2e04b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586af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6e787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9b191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27bfeb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2e04b" officeooo:paragraph-rsid="001586af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36213" officeooo:paragraph-rsid="001586af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6e72d" officeooo:paragraph-rsid="001586af" fo:background-color="transparent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6e72d" officeooo:paragraph-rsid="0020c735" fo:background-color="transparent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586af" officeooo:paragraph-rsid="001586af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6e787" officeooo:paragraph-rsid="001586af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9b191" officeooo:paragraph-rsid="0019b191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cf468" officeooo:paragraph-rsid="0019b191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f9097" officeooo:paragraph-rsid="001f9097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a1bf0" officeooo:paragraph-rsid="001f9097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Futura Std Condensed" fo:font-size="18pt" fo:language="en" fo:country="US" fo:font-weight="normal" officeooo:rsid="0020c735" officeooo:paragraph-rsid="0020c735" fo:background-color="transparent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Futura Std Condensed" fo:font-size="18pt" fo:language="en" fo:country="US" fo:font-weight="normal" officeooo:rsid="0012e04b" officeooo:paragraph-rsid="0020c735" fo:background-color="transparent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utura Std Condensed Light1" fo:font-size="16pt" fo:language="en" fo:country="US" fo:font-weight="normal" officeooo:rsid="0020c735" officeooo:paragraph-rsid="0020c735" fo:background-color="transparent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c9211e" style:font-name="Futura Std Condensed ExtBd" fo:font-size="18pt" fo:language="en" fo:country="US" fo:font-weight="normal" officeooo:rsid="0038275f" officeooo:paragraph-rsid="0038275f" style:font-size-asian="18pt" style:font-weight-asian="normal" style:font-size-complex="18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3957in"/>
        </style:tab-stops>
      </style:paragraph-properties>
      <style:text-properties style:font-name="Futura Std Condensed Light1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3957in"/>
        </style:tab-stops>
      </style:paragraph-properties>
      <style:text-properties style:font-name="Futura Std Condensed Light1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3957in"/>
        </style:tab-stops>
      </style:paragraph-properties>
      <style:text-properties style:font-name="Futura Std Condensed Light1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c9211e" style:font-name="Futura Std Condensed ExtBd" fo:font-size="18pt" fo:language="en" fo:country="US" fo:font-weight="normal" officeooo:rsid="0038275f" officeooo:paragraph-rsid="0039da93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0fb49e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style:font-name="Futura Std Condensed"/>
    </style:style>
    <style:style style:name="T12" style:family="text">
      <style:text-properties fo:color="#c9211e" style:font-name="Futura Std Condensed" officeooo:rsid="00087121"/>
    </style:style>
    <style:style style:name="T13" style:family="text">
      <style:text-properties fo:color="#c9211e" style:font-name="Futura Std Condensed" officeooo:rsid="00057b7a"/>
    </style:style>
    <style:style style:name="T14" style:family="text">
      <style:text-properties fo:color="#c9211e" style:font-name="Futura Std Condensed" officeooo:rsid="0003b32a"/>
    </style:style>
    <style:style style:name="T15" style:family="text">
      <style:text-properties fo:color="#c9211e" style:font-name="Futura Std Condensed" officeooo:rsid="00094238"/>
    </style:style>
    <style:style style:name="T16" style:family="text">
      <style:text-properties fo:color="#c9211e" style:font-name="Futura Std Condensed" fo:font-size="18pt" officeooo:rsid="00094238" style:font-size-asian="18pt" style:font-size-complex="18pt"/>
    </style:style>
    <style:style style:name="T17" style:family="text">
      <style:text-properties fo:color="#c9211e" style:font-name="Futura Std Condensed" fo:font-size="18pt" officeooo:rsid="0009cf28" style:font-size-asian="18pt" style:font-size-complex="18pt"/>
    </style:style>
    <style:style style:name="T18" style:family="text">
      <style:text-properties fo:color="#c9211e" style:font-name="Futura Std Condensed" fo:font-size="18pt" officeooo:rsid="000b0e5a" style:font-size-asian="18pt" style:font-size-complex="18pt"/>
    </style:style>
    <style:style style:name="T19" style:family="text">
      <style:text-properties fo:color="#c9211e" style:font-name="Futura Std Condensed" fo:font-size="18pt" officeooo:rsid="000d67d8" style:font-size-asian="18pt" style:font-size-complex="18pt"/>
    </style:style>
    <style:style style:name="T20" style:family="text">
      <style:text-properties fo:color="#c9211e" style:font-name="Futura Std Condensed" fo:font-size="18pt" officeooo:rsid="000fb49e" style:font-size-asian="18pt" style:font-size-complex="18pt"/>
    </style:style>
    <style:style style:name="T21" style:family="text">
      <style:text-properties fo:color="#c9211e" style:font-name="Futura Std Condensed" fo:font-size="18pt" officeooo:rsid="0011164c" style:font-size-asian="18pt" style:font-size-complex="18pt"/>
    </style:style>
    <style:style style:name="T22" style:family="text">
      <style:text-properties fo:color="#c9211e" style:font-name="Futura Std Condensed" fo:font-size="18pt" officeooo:rsid="0012e04b" style:font-size-asian="18pt" style:font-size-complex="18pt"/>
    </style:style>
    <style:style style:name="T23" style:family="text">
      <style:text-properties fo:color="#c9211e" style:font-name="Futura Std Condensed" fo:font-size="18pt" officeooo:rsid="00138f05" style:font-size-asian="18pt" style:font-size-complex="18pt"/>
    </style:style>
    <style:style style:name="T24" style:family="text">
      <style:text-properties fo:color="#c9211e" style:font-name="Futura Std Condensed" fo:font-size="18pt" officeooo:rsid="002a1308" style:font-size-asian="18pt" style:font-size-complex="18pt"/>
    </style:style>
    <style:style style:name="T25" style:family="text">
      <style:text-properties fo:color="#c9211e" style:font-name="Futura Std Condensed" fo:font-size="18pt" officeooo:rsid="002e178a" style:font-size-asian="18pt" style:font-size-complex="18pt"/>
    </style:style>
    <style:style style:name="T26" style:family="text">
      <style:text-properties fo:color="#c9211e" style:font-name="Futura Std Condensed" fo:font-size="18pt" officeooo:rsid="00136213" fo:background-color="transparent" loext:char-shading-value="0" style:font-size-asian="18pt" style:font-size-complex="18pt"/>
    </style:style>
    <style:style style:name="T27" style:family="text">
      <style:text-properties fo:color="#c9211e" style:font-name="Futura Std Condensed" fo:font-size="18pt" officeooo:rsid="0019b191" fo:background-color="transparent" loext:char-shading-value="0" style:font-size-asian="18pt" style:font-size-complex="18pt"/>
    </style:style>
    <style:style style:name="T28" style:family="text">
      <style:text-properties fo:color="#c9211e" style:font-name="Futura Std Condensed" fo:font-size="18pt" officeooo:rsid="001a1bf0" fo:background-color="transparent" loext:char-shading-value="0" style:font-size-asian="18pt" style:font-size-complex="18pt"/>
    </style:style>
    <style:style style:name="T29" style:family="text">
      <style:text-properties fo:color="#c9211e" style:font-name="Futura Std Condensed" fo:font-size="18pt" officeooo:rsid="001cf468" fo:background-color="transparent" loext:char-shading-value="0" style:font-size-asian="18pt" style:font-size-complex="18pt"/>
    </style:style>
    <style:style style:name="T30" style:family="text">
      <style:text-properties fo:color="#c9211e" style:font-name="Futura Std Condensed" fo:font-size="18pt" officeooo:rsid="0020c735" fo:background-color="transparent" loext:char-shading-value="0" style:font-size-asian="18pt" style:font-size-complex="18pt"/>
    </style:style>
    <style:style style:name="T31" style:family="text">
      <style:text-properties fo:color="#c9211e" style:font-name="Futura Std Condensed" fo:font-size="18pt" officeooo:rsid="0024b2a5" fo:background-color="transparent" loext:char-shading-value="0" style:font-size-asian="18pt" style:font-size-complex="18pt"/>
    </style:style>
    <style:style style:name="T32" style:family="text">
      <style:text-properties fo:color="#c9211e" style:font-name="Futura Std Condensed" fo:font-size="18pt" officeooo:rsid="002a1308" fo:background-color="transparent" loext:char-shading-value="0" style:font-size-asian="18pt" style:font-size-complex="18pt"/>
    </style:style>
    <style:style style:name="T33" style:family="text">
      <style:text-properties fo:color="#c9211e" style:font-name="Futura Std Condensed" fo:font-size="18pt" fo:language="en" fo:country="US" fo:font-weight="normal" officeooo:rsid="000d67d8" style:font-size-asian="18pt" style:font-weight-asian="normal" style:font-size-complex="18pt" style:font-weight-complex="normal"/>
    </style:style>
    <style:style style:name="T34" style:family="text">
      <style:text-properties fo:color="#c9211e" style:font-name="Futura Std Condensed" officeooo:rsid="00096f15"/>
    </style:style>
    <style:style style:name="T35" style:family="text">
      <style:text-properties fo:color="#c9211e" style:font-name="Futura Std Condensed" officeooo:rsid="0009cf28"/>
    </style:style>
    <style:style style:name="T36" style:family="text">
      <style:text-properties fo:color="#c9211e" style:font-name="Futura Std Condensed" officeooo:rsid="000b0e5a"/>
    </style:style>
    <style:style style:name="T37" style:family="text">
      <style:text-properties fo:color="#c9211e" style:font-name="Futura Std Condensed" officeooo:rsid="000fb49e"/>
    </style:style>
    <style:style style:name="T38" style:family="text">
      <style:text-properties fo:color="#c9211e" style:font-name="Futura Std Condensed" officeooo:rsid="0011164c"/>
    </style:style>
    <style:style style:name="T39" style:family="text">
      <style:text-properties fo:color="#c9211e" style:font-name="Futura Std Condensed" officeooo:rsid="000d67d8"/>
    </style:style>
    <style:style style:name="T40" style:family="text">
      <style:text-properties fo:color="#c9211e" style:font-name="Futura Std Condensed" officeooo:rsid="000d67d8" style:font-size-asian="16pt"/>
    </style:style>
    <style:style style:name="T41" style:family="text">
      <style:text-properties fo:color="#c9211e" style:font-name="Futura Std Condensed" officeooo:rsid="0012a6c5"/>
    </style:style>
    <style:style style:name="T42" style:family="text">
      <style:text-properties fo:color="#c9211e" style:font-name="Futura Std Condensed" officeooo:rsid="0012e04b"/>
    </style:style>
    <style:style style:name="T43" style:family="text">
      <style:text-properties fo:color="#c9211e" style:font-name="Futura Std Condensed" officeooo:rsid="00138f05"/>
    </style:style>
    <style:style style:name="T44" style:family="text">
      <style:text-properties fo:color="#c9211e" style:font-name="Futura Std Condensed" officeooo:rsid="001586af" fo:background-color="transparent" loext:char-shading-value="0"/>
    </style:style>
    <style:style style:name="T45" style:family="text">
      <style:text-properties fo:color="#c9211e" style:font-name="Futura Std Condensed" officeooo:rsid="0016e72d" fo:background-color="transparent" loext:char-shading-value="0"/>
    </style:style>
    <style:style style:name="T46" style:family="text">
      <style:text-properties fo:color="#c9211e" style:font-name="Futura Std Condensed" officeooo:rsid="0016e787" fo:background-color="transparent" loext:char-shading-value="0"/>
    </style:style>
    <style:style style:name="T47" style:family="text">
      <style:text-properties fo:color="#c9211e" style:font-name="Futura Std Condensed" officeooo:rsid="00136213" fo:background-color="transparent" loext:char-shading-value="0"/>
    </style:style>
    <style:style style:name="T48" style:family="text">
      <style:text-properties fo:color="#c9211e" style:font-name="Futura Std Condensed" officeooo:rsid="0019b191" fo:background-color="transparent" loext:char-shading-value="0"/>
    </style:style>
    <style:style style:name="T49" style:family="text">
      <style:text-properties fo:color="#c9211e" style:font-name="Futura Std Condensed" officeooo:rsid="001a1bf0" fo:background-color="transparent" loext:char-shading-value="0"/>
    </style:style>
    <style:style style:name="T50" style:family="text">
      <style:text-properties fo:color="#c9211e" style:font-name="Futura Std Condensed" officeooo:rsid="001cf468" fo:background-color="transparent" loext:char-shading-value="0"/>
    </style:style>
    <style:style style:name="T51" style:family="text">
      <style:text-properties fo:color="#c9211e" style:font-name="Futura Std Condensed" officeooo:rsid="001f9097" fo:background-color="transparent" loext:char-shading-value="0"/>
    </style:style>
    <style:style style:name="T52" style:family="text">
      <style:text-properties fo:color="#c9211e" style:font-name="Futura Std Condensed" officeooo:rsid="0020c735" fo:background-color="transparent" loext:char-shading-value="0" style:font-size-asian="16pt"/>
    </style:style>
    <style:style style:name="T53" style:family="text">
      <style:text-properties fo:color="#c9211e" style:font-name="Futura Std Condensed" officeooo:rsid="002475bb" fo:background-color="transparent" loext:char-shading-value="0" style:font-size-asian="16pt"/>
    </style:style>
    <style:style style:name="T54" style:family="text">
      <style:text-properties fo:color="#c9211e" style:font-name="Futura Std Condensed" officeooo:rsid="0026a8dc" fo:background-color="transparent" loext:char-shading-value="0" style:font-size-asian="16pt"/>
    </style:style>
    <style:style style:name="T55" style:family="text">
      <style:text-properties fo:color="#c9211e" style:font-name="Futura Std Condensed" officeooo:rsid="00282a07" fo:background-color="transparent" loext:char-shading-value="0"/>
    </style:style>
    <style:style style:name="T56" style:family="text">
      <style:text-properties fo:color="#c9211e" style:font-name="Futura Std Condensed" officeooo:rsid="002a1308" fo:background-color="transparent" loext:char-shading-value="0"/>
    </style:style>
    <style:style style:name="T57" style:family="text">
      <style:text-properties fo:color="#c9211e" style:font-name="Futura Std Condensed" officeooo:rsid="002c7ce0" fo:background-color="transparent" loext:char-shading-value="0"/>
    </style:style>
    <style:style style:name="T58" style:family="text">
      <style:text-properties fo:color="#c9211e" style:font-name="Futura Std Condensed" officeooo:rsid="002f78d2" fo:background-color="transparent" loext:char-shading-value="0"/>
    </style:style>
    <style:style style:name="T59" style:family="text">
      <style:text-properties fo:color="#c9211e" style:font-name="Futura Std Condensed" officeooo:rsid="0037f4e7" fo:background-color="transparent" loext:char-shading-value="0"/>
    </style:style>
    <style:style style:name="T60" style:family="text">
      <style:text-properties fo:color="#c9211e" style:font-name="Futura Std Condensed" officeooo:rsid="0027bfeb"/>
    </style:style>
    <style:style style:name="T61" style:family="text">
      <style:text-properties fo:color="#c9211e" style:font-name="Futura Std Condensed" officeooo:rsid="002a1308"/>
    </style:style>
    <style:style style:name="T62" style:family="text">
      <style:text-properties fo:color="#c9211e" style:font-name="Futura Std Condensed" officeooo:rsid="002e178a"/>
    </style:style>
    <style:style style:name="T63" style:family="text">
      <style:text-properties fo:color="#c9211e" style:font-name="Futura Std Condensed" officeooo:rsid="002f78d2"/>
    </style:style>
    <style:style style:name="T64" style:family="text">
      <style:text-properties fo:color="#c9211e" style:font-name="Futura Std Condensed" officeooo:rsid="0032ade1"/>
    </style:style>
    <style:style style:name="T65" style:family="text">
      <style:text-properties fo:color="#c9211e" style:font-name="Futura Std Condensed" officeooo:rsid="0034e77d"/>
    </style:style>
    <style:style style:name="T66" style:family="text">
      <style:text-properties fo:color="#c9211e" style:font-name="Futura Std Condensed" fo:font-size="16pt" fo:language="en" fo:country="US" fo:font-weight="normal" officeooo:rsid="000d67d8" style:font-size-asian="16pt" style:font-weight-asian="normal" style:font-size-complex="16pt" style:font-weight-complex="normal"/>
    </style:style>
    <style:style style:name="T67" style:family="text">
      <style:text-properties fo:color="#c9211e" style:font-name="Futura Std Condensed" fo:font-size="16pt" fo:language="en" fo:country="US" fo:font-weight="normal" officeooo:rsid="0039da93" style:font-size-asian="16pt" style:font-weight-asian="normal" style:font-size-complex="16pt" style:font-weight-complex="normal"/>
    </style:style>
    <style:style style:name="T68" style:family="text">
      <style:text-properties fo:color="#c9211e" style:text-position="super 58%" style:font-name="Futura Std Condensed" officeooo:rsid="002475bb" fo:background-color="transparent" loext:char-shading-value="0" style:font-size-asian="16pt"/>
    </style:style>
    <style:style style:name="T69" style:family="text">
      <style:text-properties officeooo:rsid="00088875"/>
    </style:style>
    <style:style style:name="T70" style:family="text">
      <style:text-properties officeooo:rsid="00057b7a"/>
    </style:style>
    <style:style style:name="T71" style:family="text">
      <style:text-properties officeooo:rsid="0003b32a"/>
    </style:style>
    <style:style style:name="T72" style:family="text">
      <style:text-properties style:font-name="Futura Std Condensed Light" officeooo:rsid="00088875"/>
    </style:style>
    <style:style style:name="T73" style:family="text">
      <style:text-properties style:font-name="Futura Std Condensed Light" fo:font-size="16pt" fo:language="en" fo:country="US" fo:font-weight="normal" officeooo:rsid="00088875" style:font-size-asian="14pt" style:font-weight-asian="normal" style:font-size-complex="16pt" style:font-weight-complex="normal"/>
    </style:style>
    <style:style style:name="T74" style:family="text">
      <style:text-properties style:font-name="Futura Std Condensed Light" fo:font-size="16pt" fo:language="en" fo:country="US" fo:font-weight="normal" officeooo:rsid="000d67d8" style:font-size-asian="14pt" style:font-weight-asian="normal" style:font-size-complex="16pt" style:font-weight-complex="normal"/>
    </style:style>
    <style:style style:name="T75" style:family="text">
      <style:text-properties style:font-name="Futura Std Condensed Light" fo:font-size="16pt" fo:language="en" fo:country="US" fo:font-weight="normal" officeooo:rsid="000fb49e" style:font-size-asian="14pt" style:font-weight-asian="normal" style:font-size-complex="16pt" style:font-weight-complex="normal"/>
    </style:style>
    <style:style style:name="T76" style:family="text">
      <style:text-properties style:font-name="Futura Std Condensed Light" fo:font-size="16pt" fo:language="en" fo:country="US" fo:font-weight="normal" officeooo:rsid="0011164c" style:font-size-asian="14pt" style:font-weight-asian="normal" style:font-size-complex="16pt" style:font-weight-complex="normal"/>
    </style:style>
    <style:style style:name="T77" style:family="text">
      <style:text-properties officeooo:rsid="00094238"/>
    </style:style>
    <style:style style:name="T78" style:family="text">
      <style:text-properties officeooo:rsid="00096f15"/>
    </style:style>
    <style:style style:name="T79" style:family="text">
      <style:text-properties officeooo:rsid="0009cf28"/>
    </style:style>
    <style:style style:name="T80" style:family="text">
      <style:text-properties fo:color="#000000"/>
    </style:style>
    <style:style style:name="T81" style:family="text">
      <style:text-properties fo:color="#000000" style:font-name="Futura Std Condensed" fo:font-size="18pt" officeooo:rsid="000b0e5a" style:font-size-asian="18pt" style:font-size-complex="18pt"/>
    </style:style>
    <style:style style:name="T82" style:family="text">
      <style:text-properties fo:color="#000000" style:font-name="Futura Std Condensed" fo:font-size="18pt" officeooo:rsid="001586af" fo:background-color="transparent" loext:char-shading-value="0" style:font-size-asian="18pt" style:font-size-complex="18pt"/>
    </style:style>
    <style:style style:name="T83" style:family="text">
      <style:text-properties fo:color="#000000" style:font-name="Futura Std Condensed" fo:font-size="18pt" officeooo:rsid="0016e72d" fo:background-color="transparent" loext:char-shading-value="0" style:font-size-asian="18pt" style:font-size-complex="18pt"/>
    </style:style>
    <style:style style:name="T84" style:family="text">
      <style:text-properties fo:color="#000000" style:font-name="Futura Std Condensed" fo:font-size="18pt" officeooo:rsid="001f9097" fo:background-color="transparent" loext:char-shading-value="0" style:font-size-asian="18pt" style:font-size-complex="18pt"/>
    </style:style>
    <style:style style:name="T85" style:family="text">
      <style:text-properties fo:color="#000000" style:font-name="Futura Std Condensed" fo:font-size="18pt" officeooo:rsid="0037f4e7" fo:background-color="transparent" loext:char-shading-value="0" style:font-size-asian="18pt" style:font-size-complex="18pt"/>
    </style:style>
    <style:style style:name="T86" style:family="text">
      <style:text-properties fo:color="#000000" style:font-name="Futura Std Condensed" officeooo:rsid="00087121"/>
    </style:style>
    <style:style style:name="T87" style:family="text">
      <style:text-properties fo:color="#000000" style:font-name="Futura Std Condensed Light" officeooo:rsid="000b0e5a"/>
    </style:style>
    <style:style style:name="T88" style:family="text">
      <style:text-properties fo:color="#000000" style:font-name="Futura Std Condensed Light" officeooo:rsid="000fb49e"/>
    </style:style>
    <style:style style:name="T89" style:family="text">
      <style:text-properties fo:color="#000000" style:font-name="Futura Std Condensed Light" officeooo:rsid="0012a6c5"/>
    </style:style>
    <style:style style:name="T90" style:family="text">
      <style:text-properties fo:color="#000000" style:font-name="Futura Std Condensed Light" officeooo:rsid="0012e04b"/>
    </style:style>
    <style:style style:name="T91" style:family="text">
      <style:text-properties fo:color="#000000" style:font-name="Futura Std Condensed Light" officeooo:rsid="00136213"/>
    </style:style>
    <style:style style:name="T92" style:family="text">
      <style:text-properties fo:color="#000000" style:font-name="Futura Std Condensed Light" officeooo:rsid="00138f05"/>
    </style:style>
    <style:style style:name="T93" style:family="text">
      <style:text-properties fo:color="#000000" style:font-name="Futura Std Condensed Light" officeooo:rsid="001586af"/>
    </style:style>
    <style:style style:name="T94" style:family="text">
      <style:text-properties fo:color="#000000" style:font-name="Futura Std Condensed Light" officeooo:rsid="001586af" fo:background-color="transparent" loext:char-shading-value="0"/>
    </style:style>
    <style:style style:name="T95" style:family="text">
      <style:text-properties fo:color="#000000" style:font-name="Futura Std Condensed Light" officeooo:rsid="0016e72d" fo:background-color="transparent" loext:char-shading-value="0"/>
    </style:style>
    <style:style style:name="T96" style:family="text">
      <style:text-properties fo:color="#000000" style:font-name="Futura Std Condensed Light" officeooo:rsid="00136213" fo:background-color="transparent" loext:char-shading-value="0"/>
    </style:style>
    <style:style style:name="T97" style:family="text">
      <style:text-properties fo:color="#000000" style:font-name="Futura Std Condensed Light" officeooo:rsid="0016e787" fo:background-color="transparent" loext:char-shading-value="0"/>
    </style:style>
    <style:style style:name="T98" style:family="text">
      <style:text-properties fo:color="#000000" style:font-name="Futura Std Condensed Light" officeooo:rsid="0019b191" fo:background-color="transparent" loext:char-shading-value="0"/>
    </style:style>
    <style:style style:name="T99" style:family="text">
      <style:text-properties fo:color="#000000" style:font-name="Futura Std Condensed Light" officeooo:rsid="001cf468" fo:background-color="transparent" loext:char-shading-value="0"/>
    </style:style>
    <style:style style:name="T100" style:family="text">
      <style:text-properties fo:color="#000000" style:font-name="Futura Std Condensed Light" officeooo:rsid="001e3ecb" fo:background-color="transparent" loext:char-shading-value="0"/>
    </style:style>
    <style:style style:name="T101" style:family="text">
      <style:text-properties fo:color="#000000" style:font-name="Futura Std Condensed Light" officeooo:rsid="001f9097" fo:background-color="transparent" loext:char-shading-value="0"/>
    </style:style>
    <style:style style:name="T102" style:family="text">
      <style:text-properties fo:color="#000000" style:font-name="Futura Std Condensed Light" officeooo:rsid="0020c735" fo:background-color="transparent" loext:char-shading-value="0" style:font-size-asian="16pt"/>
    </style:style>
    <style:style style:name="T103" style:family="text">
      <style:text-properties fo:color="#000000" style:font-name="Futura Std Condensed Light" officeooo:rsid="00242e06" fo:background-color="transparent" loext:char-shading-value="0" style:font-size-asian="16pt"/>
    </style:style>
    <style:style style:name="T104" style:family="text">
      <style:text-properties fo:color="#000000" style:font-name="Futura Std Condensed Light" officeooo:rsid="002475bb" fo:background-color="transparent" loext:char-shading-value="0" style:font-size-asian="16pt"/>
    </style:style>
    <style:style style:name="T105" style:family="text">
      <style:text-properties fo:color="#000000" style:font-name="Futura Std Condensed Light" officeooo:rsid="0026a8dc" fo:background-color="transparent" loext:char-shading-value="0" style:font-size-asian="16pt"/>
    </style:style>
    <style:style style:name="T106" style:family="text">
      <style:text-properties fo:color="#000000" style:font-name="Futura Std Condensed Light" officeooo:rsid="0037f4e7" fo:background-color="transparent" loext:char-shading-value="0" style:font-size-asian="16pt"/>
    </style:style>
    <style:style style:name="T107" style:family="text">
      <style:text-properties fo:color="#000000" style:font-name="Futura Std Condensed Light" fo:font-size="18pt" officeooo:rsid="001586af" fo:background-color="transparent" loext:char-shading-value="0" style:font-size-asian="18pt" style:font-size-complex="18pt"/>
    </style:style>
    <style:style style:name="T108" style:family="text">
      <style:text-properties fo:color="#000000" style:font-name="Futura Std Condensed Light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109" style:family="text">
      <style:text-properties fo:color="#000000" officeooo:rsid="000bae29"/>
    </style:style>
    <style:style style:name="T110" style:family="text">
      <style:text-properties fo:color="#000000" officeooo:rsid="0003b32a"/>
    </style:style>
    <style:style style:name="T111" style:family="text">
      <style:text-properties fo:color="#000000" officeooo:rsid="0019b191" fo:background-color="transparent" loext:char-shading-value="0"/>
    </style:style>
    <style:style style:name="T112" style:family="text">
      <style:text-properties fo:color="#000000" officeooo:rsid="00250d45" fo:background-color="transparent" loext:char-shading-value="0"/>
    </style:style>
    <style:style style:name="T113" style:family="text">
      <style:text-properties fo:color="#000000" officeooo:rsid="0037f4e7" fo:background-color="transparent" loext:char-shading-value="0"/>
    </style:style>
    <style:style style:name="T114" style:family="text">
      <style:text-properties fo:color="#000000" officeooo:rsid="0037f4e7" fo:background-color="transparent" loext:char-shading-value="0" style:font-size-asian="16pt"/>
    </style:style>
    <style:style style:name="T115" style:family="text">
      <style:text-properties fo:color="#000000" style:font-name="Futura Std Condensed Light1" officeooo:rsid="0020c735" fo:background-color="transparent" loext:char-shading-value="0" style:font-size-asian="16pt"/>
    </style:style>
    <style:style style:name="T116" style:family="text">
      <style:text-properties fo:color="#000000" style:font-name="Futura Std Condensed Light1" officeooo:rsid="0037f4e7" fo:background-color="transparent" loext:char-shading-value="0" style:font-size-asian="16pt"/>
    </style:style>
    <style:style style:name="T117" style:family="text">
      <style:text-properties fo:color="#000000" officeooo:rsid="0012e04b"/>
    </style:style>
    <style:style style:name="T118" style:family="text">
      <style:text-properties fo:color="#000000" officeooo:rsid="0027bfeb"/>
    </style:style>
    <style:style style:name="T119" style:family="text">
      <style:text-properties officeooo:rsid="000b0e5a"/>
    </style:style>
    <style:style style:name="T120" style:family="text">
      <style:text-properties officeooo:rsid="000bae29"/>
    </style:style>
    <style:style style:name="T121" style:family="text">
      <style:text-properties officeooo:rsid="000d67d8"/>
    </style:style>
    <style:style style:name="T122" style:family="text">
      <style:text-properties officeooo:rsid="000f3d24"/>
    </style:style>
    <style:style style:name="T123" style:family="text">
      <style:text-properties officeooo:rsid="000fb49e"/>
    </style:style>
    <style:style style:name="T124" style:family="text">
      <style:text-properties officeooo:rsid="0011164c"/>
    </style:style>
    <style:style style:name="T125" style:family="text">
      <style:text-properties officeooo:rsid="0011b4f4"/>
    </style:style>
    <style:style style:name="T126" style:family="text">
      <style:text-properties officeooo:rsid="0012a6c5"/>
    </style:style>
    <style:style style:name="T127" style:family="text">
      <style:text-properties officeooo:rsid="0012e04b"/>
    </style:style>
    <style:style style:name="T128" style:family="text">
      <style:text-properties officeooo:rsid="00138f05"/>
    </style:style>
    <style:style style:name="T129" style:family="text">
      <style:text-properties officeooo:rsid="0016e787"/>
    </style:style>
    <style:style style:name="T130" style:family="text">
      <style:text-properties style:text-underline-style="solid" style:text-underline-width="auto" style:text-underline-color="font-color" officeooo:rsid="00088875"/>
    </style:style>
    <style:style style:name="T131" style:family="text">
      <style:text-properties officeooo:rsid="0032ade1"/>
    </style:style>
    <style:style style:name="T132" style:family="text">
      <style:text-properties officeooo:rsid="0034e77d"/>
    </style:style>
    <style:style style:name="T133" style:family="text">
      <style:text-properties officeooo:rsid="003602c6"/>
    </style:style>
    <style:style style:name="T134" style:family="text">
      <style:text-properties officeooo:rsid="0038807c"/>
    </style:style>
    <style:style style:name="T135" style:family="text">
      <style:text-properties officeooo:rsid="0039d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 Domestique Baston -</text:p>
      <text:p text:style-name="P1"/>
      <text:p text:style-name="P1"/>
      <text:p text:style-name="P1"/>
      <text:p text:style-name="P38">What is it?</text:p>
      <text:p text:style-name="P3"/>
      <text:p text:style-name="P39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122">Garou: Mark of the Wolves, The Last Blade</text:span><text:span text:style-name="T1"> and Guilty Gear </text:span><text:span text:style-name="T122">(you name it)</text:span><text:span text:style-name="T1">...</text:span></text:p>
      <text:p text:style-name="P40"/>
      <text:p text:style-name="P41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72">A kind of sword fighting game (roll and bottle, here). It</text:span><text:span text:style-name="T69"> also implies that there will </text:span><text:span text:style-name="T130">never</text:span><text:span text:style-name="T69"> be a mirror match (man versus man or girl versus girl). You don’t agree? We don’t care!</text:span></text:p>
      <text:p text:style-name="P40"/>
      <text:p text:style-name="P40"><text:tab/><text:span text:style-name="T3">T</text:span><text:span text:style-name="T1">his game will be in </text:span><text:span text:style-name="T12">French slang</text:span><text:span text:style-name="T86"> </text:span><text:span text:style-name="T87">(in Michel Audiard’s style)</text:span><text:span text:style-name="T1">, just because it’s funny. No other reason. Beside</text:span><text:span text:style-name="T69">s</text:span><text:span text:style-name="T1">, who really cares about, </text:span><text:span text:style-name="T69">for instance,</text:span><text:span text:style-name="T1"> the story </text:span><text:span text:style-name="T120">or even what’s told </text:span><text:span text:style-name="T1">in such a game? </text:span><text:span text:style-name="T120">You can always tell when someone’s angry, don’t you?</text:span></text:p>
      <text:p text:style-name="P40"/>
      <text:p text:style-name="P40"/>
      <text:p text:style-name="P9"/>
      <text:p text:style-name="P4"><text:span text:style-name="T120">Gameplay</text:span>:</text:p>
      <text:p text:style-name="P2"/>
      <text:p text:style-name="P10"><text:tab/><text:span text:style-name="T2">E</text:span>ach character will basically have <text:span text:style-name="T120">the following animations</text:span>: <text:span text:style-name="T11">3 normal attacks</text:span><text:span text:style-name="T80"> </text:span><text:span text:style-name="T109">(weak and fast/medium/strong and slow)</text:span>, <text:span text:style-name="T11">1 special attack</text:span><text:span text:style-name="T80"> </text:span><text:span text:style-name="T109">(even slower)</text:span>, <text:span text:style-name="T13">1 ranged attack</text:span><text:span text:style-name="T70"> (</text:span>an <text:span text:style-name="T70">insult) </text:span><text:span text:style-name="T120">and</text:span><text:span text:style-name="T70"> </text:span><text:span text:style-name="T11">1 </text:span><text:span text:style-name="T14">fake attack</text:span><text:span text:style-name="T110"> </text:span><text:span text:style-name="T109">(mostly used for chaining attacks or combos</text:span>, <text:span text:style-name="T11">2 dodges</text:span> (<text:span text:style-name="T120">jumping and crouching down</text:span>) <text:span text:style-name="T120">and </text:span><text:span text:style-name="T11">1 parry</text:span><text:span text:style-name="T80"> </text:span><text:span text:style-name="T109">(using a tool)</text:span>, <text:span text:style-name="T11">1 forward </text:span><text:span text:style-name="T14">walk</text:span><text:span text:style-name="T71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41">1 “apparition” </text:span><text:span text:style-name="T89">(not an attack, that’s just for the character to </text:span><text:soft-page-break/><text:span text:style-name="T89">get in the scene before the game starts)</text:span><text:span text:style-name="T126"> </text:span><text:span text:style-name="T70">and</text:span> <text:span text:style-name="T120">finally </text:span><text:span text:style-name="T11">1 idle</text:span>. No stun! No lows! No ups! No downward strikes on the ground and no upward strikes (to limit the work). Maybe later... And maybe you can add yours as well...<text:span text:style-name="T120"> Such as hand to hand attacks, grab</text:span><text:span text:style-name="T123"> </text:span><text:span text:style-name="T120">and throws, etc.</text:span></text:p>
      <text:p text:style-name="P10"/>
      <text:p text:style-name="P11"><text:tab/><text:span text:style-name="T4">A</text:span><text:span text:style-name="T77"> match will be played in </text:span><text:span text:style-name="T15">1</text:span><text:span text:style-name="T77">. The basic idea would be that blows hurt (a lot) and that it is therefore necessary to </text:span><text:span text:style-name="T15">give importance to parry, dodge and counter-attack</text:span><text:span text:style-name="T77">.</text:span></text:p>
      <text:p text:style-name="P11"/>
      <text:p text:style-name="P11"><text:tab/><text:span text:style-name="T81">A</text:span><text:span text:style-name="T119"> fall is a lost game!</text:span></text:p>
      <text:p text:style-name="P11"/>
      <text:p text:style-name="P11"><text:span text:style-name="T77"><text:tab/></text:span><text:span text:style-name="T16">N</text:span><text:span text:style-name="T15">o time limit</text:span><text:span text:style-name="T77">.</text:span></text:p>
      <text:p text:style-name="P11"/>
      <text:p text:style-name="P43">- C<text:span text:style-name="T134">ontrols c</text:span>urrently under heavy rework -</text:p>
      <text:p text:style-name="P11"/>
      <text:p text:style-name="P12"><text:tab/><text:span text:style-name="T16">N</text:span><text:span text:style-name="T15">o complicated maneuvers</text:span><text:span text:style-name="T77"> (like quarter circle forward, etc.) but instead some </text:span><text:span text:style-name="T15">kind of “1 button = 1 attack”</text:span><text:span text:style-name="T77">, k</text:span><text:span text:style-name="T70">ind of </text:span><text:span text:style-name="T77">a "keyboard" type gameplay (</text:span><text:span text:style-name="T70">even though we’</text:span><text:span text:style-name="T77">ll eventually make</text:span><text:span text:style-name="T70"> control</text:span><text:span text:style-name="T131">l</text:span><text:span text:style-name="T70">ers </text:span><text:span text:style-name="T77">available). That being said </text:span><text:span text:style-name="T15">some attacks </text:span><text:span text:style-name="T34">will necessarily</text:span><text:span text:style-name="T15"> use simult</text:span><text:span text:style-name="T64">a</text:span><text:span text:style-name="T15">neously 2 buttons or even more</text:span><text:span text:style-name="T77"> </text:span><text:span text:style-name="T78">because of the use of gamepads.</text:span><text:span text:style-name="T77"> </text:span><text:span text:style-name="T123">Probably using </text:span><text:span text:style-name="T37">6 buttons</text:span><text:span text:style-name="T88"> </text:span><text:span text:style-name="T92">(at least 4)</text:span><text:span text:style-name="T123">. </text:span><text:span text:style-name="T77">Casual </text:span><text:span text:style-name="T78">anyway</text:span><text:span text:style-name="T77">. </text:span></text:p>
      <text:p text:style-name="P12"><text:span text:style-name="T17"><text:tab/>D</text:span><text:span text:style-name="T35">odge and parry</text:span><text:span text:style-name="T79"> are launched by </text:span><text:span text:style-name="T35">hitting a button or a combination of buttons</text:span><text:span text:style-name="T79">. Not by moving backward </text:span><text:span text:style-name="T131">(we’ll explain that later on)</text:span><text:span text:style-name="T79">.</text:span></text:p>
      <text:p text:style-name="P13"><text:tab/><text:span text:style-name="T6">E</text:span>ach move and each parry has its strong point and its weakness which would bring back a little <text:span text:style-name="T70">Rock</text:span>/<text:span text:style-name="T70">Paper</text:span>/<text:span text:style-name="T70">S</text:span>cissors<text:span text:style-name="T70"> </text:span>side to each move. <text:span text:style-name="T11">Only the "ideal counter" allows to take </text:span><text:span text:style-name="T37">0 </text:span><text:span text:style-name="T11">damage against an attack</text:span>. <text:span text:style-name="T11">A</text:span><text:span text:style-name="T37">ny </text:span><text:span text:style-name="T11">other counter would </text:span><text:span text:style-name="T36">only reduce the</text:span><text:span text:style-name="T11"> damage</text:span><text:span text:style-name="T36"> taken</text:span>. <text:span text:style-name="T119">And of course </text:span><text:span text:style-name="T36">no defense means full damage</text:span><text:span text:style-name="T119">! </text:span>Also, <text:span text:style-name="T11">chaining the right attack after </text:span><text:span text:style-name="T37">the right</text:span><text:span text:style-name="T11"> counter would allow to do more damage </text:span><text:span text:style-name="T36">in return</text:span><text:span text:style-name="T119"> </text:span>than any other attack...</text:p>
      <text:p text:style-name="P13"><text:tab/><text:span text:style-name="T5">O</text:span><text:span text:style-name="T79">f course </text:span><text:span text:style-name="T35">there will be combos</text:span><text:span text:style-name="T79"> (they kind of are the essence of such a game)</text:span>. <text:span text:style-name="T119">You’ll just have to enter the right button sequences.</text:span></text:p>
      <text:p text:style-name="P13"/>
      <text:p text:style-name="P13"><text:soft-page-break/><text:tab/><text:span text:style-name="T18">T</text:span><text:span text:style-name="T36">he pl</text:span><text:span text:style-name="T35">ayer character always face the opponent</text:span><text:span text:style-name="T79">.</text:span></text:p>
      <text:p text:style-name="P13"/>
      <text:p text:style-name="P13"/>
      <text:p text:style-name="P13"/>
      <text:p text:style-name="P5"><text:span text:style-name="T121">Technically</text:span>:</text:p>
      <text:p text:style-name="P5"/>
      <text:p text:style-name="P14"><text:tab/><text:span text:style-name="T19">A</text:span><text:span text:style-name="T39">nimations are done at 10 frames/second</text:span><text:span text:style-name="T121">.</text:span></text:p>
      <text:p text:style-name="P14"/>
      <text:p text:style-name="P44"><text:span text:style-name="T73"><text:tab/></text:span><text:span text:style-name="T33">N</text:span><text:span text:style-name="T66">o rotation nor scaling </text:span><text:span text:style-name="T67">of</text:span><text:span text:style-name="T66"> sprites</text:span><text:span text:style-name="T74"> to keep that retro feel as much as possible. </text:span><text:span text:style-name="T75">Everything will have to be </text:span><text:span text:style-name="T76">hand </text:span><text:span text:style-name="T75">drawn.</text:span></text:p>
      <text:p text:style-name="P15"/>
      <text:p text:style-name="P15"><text:span text:style-name="T121"><text:tab/></text:span><text:span text:style-name="T9">W</text:span><text:span text:style-name="T121">hat would be absolutely perfect would also </text:span><text:span text:style-name="T123">be </text:span><text:span text:style-name="T121">using a </text:span><text:span text:style-name="T38">1 </text:span><text:span text:style-name="T39">sprite pixel as basic unit for </text:span><text:span text:style-name="T65">sprite </text:span><text:span text:style-name="T39">translations </text:span><text:span text:style-name="T65">(I haven’t been able to do that so far in the “demo”)</text:span><text:span text:style-name="T121">.</text:span></text:p>
      <text:p text:style-name="P15"/>
      <text:p text:style-name="P16"><text:tab/><text:span text:style-name="T21">W</text:span><text:span text:style-name="T37">in/loose pose screens!</text:span></text:p>
      <text:p text:style-name="P14"/>
      <text:p text:style-name="P14"><text:tab/><text:span text:style-name="T8">I</text:span><text:span text:style-name="T123"> just cant imagine </text:span><text:span text:style-name="T37">combo system with</text:span><text:span text:style-name="T123">out</text:span><text:span text:style-name="T88"> </text:span><text:span text:style-name="T37">buffer</text:span><text:span text:style-name="T123"> but I might be wrong on that...</text:span></text:p>
      <text:p text:style-name="P14"/>
      <text:p text:style-name="P14"><text:tab/><text:span text:style-name="T20">N</text:span><text:span text:style-name="T37">o camera pan</text:span><text:span text:style-name="T123"> </text:span><text:span text:style-name="T124">(it would make sprites very difficult to read as </text:span><text:span text:style-name="T132">pixels</text:span><text:span text:style-name="T124"> would be to big on screen)</text:span><text:span text:style-name="T123">.</text:span></text:p>
      <text:p text:style-name="P14"/>
      <text:p text:style-name="P16"/>
      <text:p text:style-name="P6">What next?</text:p>
      <text:p text:style-name="P16"/>
      <text:p text:style-name="P16"><text:tab/><text:span text:style-name="T7">L</text:span><text:span text:style-name="T120">ater on, adding more stuff and features would be great (as previously told) such as being able to grab passing by things (such as a cat, a baby, etc.) and throw them at the opponent would be also very funny... </text:span><text:span text:style-name="T124">M</text:span><text:span text:style-name="T120">ore musics </text:span><text:span text:style-name="T121">would also be great! </text:span><text:span text:style-name="T133">About to work on sound fx, comments, voices, etc...</text:span></text:p>
      <text:p text:style-name="P16"/>
      <text:p text:style-name="P17"><text:tab/><text:span text:style-name="T10">A</text:span><text:span text:style-name="T124">dding background animations </text:span><text:span text:style-name="T125">of</text:span><text:span text:style-name="T124"> people passing by and looking through the window to see what’s happening </text:span><text:soft-page-break/><text:span text:style-name="T124">then running away. Cars (with lights on) in the street. Someone walking a dog...</text:span></text:p>
      <text:p text:style-name="P17"/>
      <text:p text:style-name="P17"/>
      <text:p text:style-name="P7"><text:span text:style-name="T127">More about Gameplay </text:span><text:span text:style-name="T129">(as it comes)</text:span>?</text:p>
      <text:p text:style-name="P37">- C<text:span text:style-name="T134">ontrols c</text:span>urrently under heavy rework -</text:p>
      <text:p text:style-name="P17"/>
      <text:p text:style-name="P23"><text:tab/><text:span text:style-name="T22">C</text:span><text:span text:style-name="T42">rouch</text:span><text:span text:style-name="T127"> </text:span><text:span text:style-name="T128">uses </text:span><text:span text:style-name="T63">Low Left</text:span><text:span text:style-name="T117"> </text:span><text:span text:style-name="T118">(or </text:span><text:span text:style-name="T60">DOWN</text:span><text:span text:style-name="T118">?)</text:span><text:span text:style-name="T43"> </text:span><text:span text:style-name="T127">(against high attacks)</text:span></text:p>
      <text:p text:style-name="P23"><text:span text:style-name="T42"><text:tab/></text:span><text:span text:style-name="T22">J</text:span><text:span text:style-name="T42">ump</text:span><text:span text:style-name="T127"> </text:span><text:span text:style-name="T128">uses </text:span><text:span text:style-name="T63">Low Right</text:span><text:span text:style-name="T117"> </text:span><text:span text:style-name="T118">(or </text:span><text:span text:style-name="T60">UP</text:span><text:span text:style-name="T118">?)</text:span><text:span text:style-name="T128"> </text:span><text:span text:style-name="T127">(against low attacks)</text:span></text:p>
      <text:p text:style-name="P18"><text:span text:style-name="T42"><text:tab/></text:span><text:span text:style-name="T22">P</text:span><text:span text:style-name="T42">arry</text:span><text:span text:style-name="T90"> </text:span><text:span text:style-name="T92">uses </text:span><text:span text:style-name="T63">Low Left + Low Right</text:span><text:span text:style-name="T92"> </text:span><text:span text:style-name="T118">(or?) </text:span><text:span text:style-name="T90">(against </text:span><text:span text:style-name="T92">other</text:span><text:span text:style-name="T90"> attacks?)</text:span></text:p>
      <text:p text:style-name="P24"/>
      <text:p text:style-name="P18"><text:span text:style-name="T90"><text:tab/></text:span><text:span text:style-name="T23">P</text:span><text:span text:style-name="T43">unch</text:span><text:span text:style-name="T92"> uses </text:span><text:span text:style-name="T63">A</text:span><text:span text:style-name="T92"> (high attack)</text:span></text:p>
      <text:p text:style-name="P18"><text:span text:style-name="T92"><text:tab/></text:span><text:span text:style-name="T23">K</text:span><text:span text:style-name="T43">ick</text:span><text:span text:style-name="T92"> uses </text:span><text:span text:style-name="T63">B</text:span><text:span text:style-name="T92"> (low attack)</text:span></text:p>
      <text:p text:style-name="P19"><text:span text:style-name="T92"><text:tab/></text:span><text:span text:style-name="T24">S</text:span><text:span text:style-name="T61">lap</text:span><text:span text:style-name="T93"> (ranged attack) uses </text:span><text:span text:style-name="T46">A+B</text:span></text:p>
      <text:p text:style-name="P19"><text:span text:style-name="T94"><text:tab/></text:span><text:span text:style-name="T32">I</text:span><text:span text:style-name="T56">nsult</text:span><text:span text:style-name="T94"> (weak attack) uses </text:span><text:span text:style-name="T55">X</text:span></text:p>
      <text:p text:style-name="P19"><text:span text:style-name="T46"><text:tab/></text:span><text:span text:style-name="T26">S</text:span><text:span text:style-name="T47">lash</text:span><text:span text:style-name="T96"> </text:span><text:span text:style-name="T94">(strong attack) </text:span><text:span text:style-name="T96">uses </text:span><text:span text:style-name="T58">X</text:span><text:span text:style-name="T46">+</text:span><text:span text:style-name="T57">Y</text:span></text:p>
      <text:p text:style-name="P18"><text:span text:style-name="T92"><text:tab/></text:span><text:span text:style-name="T25">T</text:span><text:span text:style-name="T62">rick</text:span><text:span text:style-name="T91"> uses </text:span><text:span text:style-name="T63">Y</text:span></text:p>
      <text:p text:style-name="P25"><text:tab/></text:p>
      <text:p text:style-name="P18"><text:span text:style-name="T44"><text:tab/></text:span><text:span text:style-name="T83">O</text:span><text:span text:style-name="T95">f course, </text:span><text:span text:style-name="T45">walking</text:span><text:span text:style-name="T95"> uses </text:span><text:span text:style-name="T45">directional pad</text:span><text:span text:style-name="T95"> (left and right!) and </text:span><text:span text:style-name="T45">doing nothing</text:span><text:span text:style-name="T95"> goes </text:span><text:span text:style-name="T45">Idle</text:span><text:span text:style-name="T95">...</text:span></text:p>
      <text:p text:style-name="P28"/>
      <text:p text:style-name="P18"><text:span text:style-name="T107"><text:tab/></text:span><text:span text:style-name="T82">W</text:span><text:span text:style-name="T94">ould parrying Insult with Insult clever? </text:span><text:span text:style-name="T112">Hm... Not sure about that...</text:span></text:p>
      <text:p text:style-name="P28"/>
      <text:p text:style-name="P18"><text:span text:style-name="T94"><text:tab/></text:span><text:span text:style-name="T84">I</text:span><text:span text:style-name="T101">n any cas</text:span><text:span text:style-name="T113">e</text:span><text:span text:style-name="T101">, there’s no way to avoid an attack moving backward (as many games make parry/dodge that way).</text:span></text:p>
      <text:p text:style-name="P28"/>
      <text:p text:style-name="P18"><text:span text:style-name="T94"><text:tab/></text:span><text:span text:style-name="T83">A</text:span><text:span text:style-name="T95">s said before, there is </text:span><text:span text:style-name="T45">no stun</text:span><text:span text:style-name="T95">. You (eventually) get hit </text:span><text:span text:style-name="T45">when Hit Points bar is empty, then you get Knocked Out and the game’s over</text:span><text:span text:style-name="T95">.</text:span></text:p>
      <text:p text:style-name="P26"/>
      <text:p text:style-name="P18"><text:span text:style-name="T95"><text:tab/></text:span><text:span text:style-name="T97">We’ll </text:span><text:span text:style-name="T113">eventually </text:span><text:span text:style-name="T97">use buffer for the combo inputs. If I’m not wrong, you should use the frames of the first attack to enter the following commands.</text:span></text:p>
      <text:p text:style-name="P29"/>
      <text:p text:style-name="P18"><text:soft-page-break/><text:span text:style-name="T97"><text:tab/></text:span><text:span text:style-name="T27">A</text:span><text:span text:style-name="T48">voiding attacks the good way deals no damage</text:span><text:span text:style-name="T98"> (or maybe 10%).</text:span></text:p>
      <text:p text:style-name="P20"><text:span text:style-name="T98"><text:tab/></text:span><text:span text:style-name="T27">A</text:span><text:span text:style-name="T48">voiding attacks the wrong way deals 50% damage</text:span><text:span text:style-name="T98">.</text:span></text:p>
      <text:p text:style-name="P30"/>
      <text:p text:style-name="P20"><text:span text:style-name="T98"><text:tab/></text:span><text:span text:style-name="T29">O</text:span><text:span text:style-name="T50">nly Punch, Fake </text:span><text:span text:style-name="T59">(Trick)</text:span><text:span text:style-name="T50"> and Kick attacks can be interrupted after several frames (4 to 6?)</text:span><text:span text:style-name="T99">. </text:span><text:span text:style-name="T100">In order</text:span><text:span text:style-name="T99"> to make combos available starting from those attacks. Negotiable </text:span><text:span text:style-name="T100">and probably to be reworked...</text:span></text:p>
      <text:p text:style-name="P31"/>
      <text:p text:style-name="P21"><text:span text:style-name="T99"><text:tab/></text:span><text:span text:style-name="T51">Every single hit freezes the game for a few frames</text:span><text:span text:style-name="T101"> in order to make things happening clearer and give the ability to the opponent to parry/dodge what’s coming next.</text:span></text:p>
      <text:p text:style-name="P21"><text:span text:style-name="T101"><text:tab/></text:span><text:span text:style-name="T84">S</text:span><text:span text:style-name="T101">hould we need to avoid every single attack of a combo with the good action or just avoiding the first one the good way and keeping it on would be enough?</text:span></text:p>
      <text:p text:style-name="P32"/>
      <text:p text:style-name="P21"><text:span text:style-name="T111"><text:tab/></text:span><text:span text:style-name="T28">C</text:span><text:span text:style-name="T49">haracters automatically face each other.</text:span></text:p>
      <text:p text:style-name="P33"/>
      <text:p text:style-name="P33"/>
      <text:p text:style-name="P34">A few more words about KO and Hit animations...</text:p>
      <text:p text:style-name="P35"/>
      <text:p text:style-name="P22"><text:span text:style-name="T83"><text:tab/></text:span><text:span text:style-name="T30">W</text:span><text:span text:style-name="T52">hen an attack hits the opponent, the screen flashes</text:span><text:span text:style-name="T102"> (white at 90/100%) </text:span><text:span text:style-name="T52">for 1 frame </text:span><text:span text:style-name="T106">(more?) </text:span><text:span text:style-name="T108">then</text:span><text:span text:style-name="T52"> the hit animation </text:span><text:span text:style-name="T54">plays</text:span><text:span text:style-name="T105"> </text:span><text:span text:style-name="T102">as an overlay (of course) where the attack succeeded. </text:span><text:span text:style-name="T104">While</text:span><text:span text:style-name="T103"> </text:span><text:span text:style-name="T104">the flashing frame, if there’s a KO, then </text:span><text:span text:style-name="T53">the KO animation</text:span><text:span text:style-name="T104"> (of the character) </text:span><text:span text:style-name="T53">starts playing with 1</text:span><text:span text:style-name="T68">st</text:span><text:span text:style-name="T53"> animation frame frozen for </text:span><text:span text:style-name="T54">(</text:span><text:span text:style-name="T53">about</text:span><text:span text:style-name="T54">)</text:span><text:span text:style-name="T53"> 4 frames</text:span><text:span text:style-name="T104">. Probably all following animations will be played at half speed (including the KO animation after <text:s/>the first frame which is frozen for about 4 frames), </text:span><text:span text:style-name="T114">just like in slow motion</text:span><text:span text:style-name="T104">.</text:span></text:p>
      <text:p text:style-name="P22"><text:span text:style-name="T52"><text:tab/></text:span><text:span text:style-name="T31">W</text:span><text:span text:style-name="T52">hen an attack misses, then we play the miss animation</text:span><text:span text:style-name="T115"> as an overlay (as well) about where the attack missed.</text:span></text:p>
      <text:p text:style-name="P22"><text:span text:style-name="T115"><text:tab/></text:span><text:span text:style-name="T85">N</text:span><text:span text:style-name="T116">ot sure this is very clear. He! He!</text:span></text:p>
      <text:p text:style-name="P36"><text:tab/></text:p>
      <text:p text:style-name="P36"/>
      <text:p text:style-name="P2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ExtBd" svg:font-family="'Futura Std Condensed ExtB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01:48.073000000</meta:creation-date>
    <dc:date>2022-06-18T16:16:23.182608057</dc:date>
    <meta:editing-duration>PT2H32M49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5" meta:paragraph-count="55" meta:word-count="1112" meta:character-count="6308" meta:non-whitespace-character-count="5199"/>
  </office:meta>
</office:document-meta>
</file>